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cyb14138</text:h>
      <text:h text:outline-level="2" text:style-name="Heading_2" text:is-list-header="true">Table structure for table cw_company</text:h>
      <table:table table:name="cw_company_structure">
        <table:table-column table:number-columns-repeated="4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pany_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ompany_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w_company</text:h>
      <table:table table:name="cw_company_structure">
        <table:table-column table:number-columns-repeated="7"/>
        <table:table-row>
          <table:table-cell office:value-type="string">
            <text:p>company_id</text:p>
          </table:table-cell>
          <table:table-cell office:value-type="string">
            <text:p>company_name</text:p>
          </table:table-cell>
          <table:table-cell office:value-type="string">
            <text:p>job_number</text:p>
          </table:table-cell>
          <table:table-cell office:value-type="string">
            <text:p>job_description</text:p>
          </table:table-cell>
          <table:table-cell office:value-type="string">
            <text:p>start_date</text:p>
          </table:table-cell>
          <table:table-cell office:value-type="string">
            <text:p>end_date</text:p>
          </table:table-cell>
          <table:table-cell office:value-type="string">
            <text:p>month_paymen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hoiceRepair</text:p>
          </table:table-cell>
          <table:table-cell office:value-type="float" office:value="5">
            <text:p>5</text:p>
          </table:table-cell>
          <table:table-cell office:value-type="string">
            <text:p>Clean lamps</text:p>
          </table:table-cell>
          <table:table-cell office:value-type="string">
            <text:p>2015-05-01</text:p>
          </table:table-cell>
          <table:table-cell office:value-type="string">
            <text:p>2015-07-01</text:p>
          </table:table-cell>
          <table:table-cell office:value-type="float" office:value="600">
            <text:p>60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oustonFix</text:p>
          </table:table-cell>
          <table:table-cell office:value-type="float" office:value="5">
            <text:p>5</text:p>
          </table:table-cell>
          <table:table-cell office:value-type="string">
            <text:p>Clean lamps</text:p>
          </table:table-cell>
          <table:table-cell office:value-type="string">
            <text:p>2015-02-16</text:p>
          </table:table-cell>
          <table:table-cell office:value-type="string">
            <text:p>2015-08-20</text:p>
          </table:table-cell>
          <table:table-cell office:value-type="float" office:value="580">
            <text:p>58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VacFix</text:p>
          </table:table-cell>
          <table:table-cell office:value-type="float" office:value="6">
            <text:p>6</text:p>
          </table:table-cell>
          <table:table-cell office:value-type="string">
            <text:p>Test fire alarm</text:p>
          </table:table-cell>
          <table:table-cell office:value-type="string">
            <text:p>2015-02-09</text:p>
          </table:table-cell>
          <table:table-cell office:value-type="string">
            <text:p>2015-08-21</text:p>
          </table:table-cell>
          <table:table-cell office:value-type="float" office:value="1200">
            <text:p>120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ParkFix Ltda.</text:p>
          </table:table-cell>
          <table:table-cell office:value-type="float" office:value="9">
            <text:p>9</text:p>
          </table:table-cell>
          <table:table-cell office:value-type="string">
            <text:p>Disinfect drains</text:p>
          </table:table-cell>
          <table:table-cell office:value-type="string">
            <text:p>2015-03-16</text:p>
          </table:table-cell>
          <table:table-cell office:value-type="string">
            <text:p>2015-08-20</text:p>
          </table:table-cell>
          <table:table-cell office:value-type="float" office:value="800">
            <text:p>80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Solve Me</text:p>
          </table:table-cell>
          <table:table-cell office:value-type="float" office:value="10">
            <text:p>10</text:p>
          </table:table-cell>
          <table:table-cell office:value-type="string">
            <text:p>Empty bins</text:p>
          </table:table-cell>
          <table:table-cell office:value-type="string">
            <text:p>2015-01-13</text:p>
          </table:table-cell>
          <table:table-cell office:value-type="string">
            <text:p>2016-01-22</text:p>
          </table:table-cell>
          <table:table-cell office:value-type="float" office:value="500">
            <text:p>50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Solve Me</text:p>
          </table:table-cell>
          <table:table-cell office:value-type="float" office:value="9">
            <text:p>9</text:p>
          </table:table-cell>
          <table:table-cell office:value-type="string">
            <text:p>Disinfect drains</text:p>
          </table:table-cell>
          <table:table-cell office:value-type="string">
            <text:p>2015-01-04</text:p>
          </table:table-cell>
          <table:table-cell office:value-type="string">
            <text:p>2015-08-20</text:p>
          </table:table-cell>
          <table:table-cell office:value-type="float" office:value="700">
            <text:p>70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0.10deb1</meta:generator>
    <meta:initial-creator>phpMyAdmin 4.0.10deb1</meta:initial-creator>
    <meta:creation-date>2015-05-08T02:43:06</meta:creation-date>
  </office:meta>
</office:document-meta>
</file>